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17000000401D7B6F44764AA2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50f3" officeooo:paragraph-rsid="000650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#include&lt;iostream&gt;</text:p>
      <text:p text:style-name="P1">using namespace std;</text:p>
      <text:p text:style-name="P1">double division(int x,int y)</text:p>
      <text:p text:style-name="P1">{</text:p>
      <text:p text:style-name="P1"><text:tab/>if(y==0)</text:p>
      <text:p text:style-name="P1"><text:tab/>{</text:p>
      <text:p text:style-name="P1"><text:tab/><text:tab/>throw"Attempted to divide by Zero!";</text:p>
      <text:p text:style-name="P1"><text:tab/>}</text:p>
      <text:p text:style-name="P1"><text:tab/>return(x/y);</text:p>
      <text:p text:style-name="P1">}</text:p>
      <text:p text:style-name="P1">int main()</text:p>
      <text:p text:style-name="P1">{</text:p>
      <text:p text:style-name="P1"><text:tab/>int i=25;</text:p>
      <text:p text:style-name="P1"><text:tab/>int j=0;</text:p>
      <text:p text:style-name="P1"><text:tab/>double k=0;</text:p>
      <text:p text:style-name="P1"><text:tab/>try</text:p>
      <text:p text:style-name="P1"><text:tab/>{</text:p>
      <text:p text:style-name="P1"><text:tab/>k=division(i,j);</text:p>
      <text:p text:style-name="P1"><text:tab/>cout&lt;&lt;k&lt;&lt;endl;</text:p>
      <text:p text:style-name="P1"><text:tab/>}</text:p>
      <text:p text:style-name="P1"><text:tab/>catch(const char* e)</text:p>
      <text:p text:style-name="P1"><text:tab/>{</text:p>
      <text:p text:style-name="P1"><text:tab/>cerr&lt;&lt;e&lt;&lt;endl;</text:p>
      <text:p text:style-name="P1"><text:tab/>}</text:p>
      <text:p text:style-name="P1"><text:tab/>return 0;</text:p>
      <text:p text:style-name="P1"><draw:frame draw:style-name="fr1" draw:name="Image1" text:anchor-type="paragraph" svg:x="0.233cm" svg:y="2.122cm" svg:width="14.155cm" svg:height="1.693cm" draw:z-index="0"><draw:image xlink:href="Pictures/1000000000000217000000401D7B6F44764AA292.png" xlink:type="simple" xlink:show="embed" xlink:actuate="onLoad"/></draw:frame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3T14:59:56.280083100</meta:creation-date>
    <dc:date>2023-05-23T15:01:04.225753707</dc:date>
    <meta:editing-duration>PT1M9S</meta:editing-duration>
    <meta:editing-cycles>1</meta:editing-cycles>
    <meta:document-statistic meta:table-count="0" meta:image-count="1" meta:object-count="0" meta:page-count="1" meta:paragraph-count="26" meta:word-count="42" meta:character-count="265" meta:non-whitespace-character-count="230"/>
    <meta:generator>LibreOffice/5.1.6.2$Linux_X86_64 LibreOffice_project/10m0$Build-2</meta:generator>
  </office:meta>
</office:document-meta>
</file>